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22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fo:min-height="0.1cm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175cm"/>
    </style:style>
    <style:style style:name="gr23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225cm" fo:min-width="2.25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draw:stroke="none" svg:stroke-color="#000000" draw:fill="none" draw:fill-color="#ffffff" fo:min-height="0.15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fo:min-height="0.125cm"/>
    </style:style>
    <style:style style:name="gr30" style:family="graphic" style:parent-style-name="standard">
      <style:graphic-properties draw:stroke="none" svg:stroke-color="#000000" draw:fill="none" draw:fill-color="#ffffff" fo:min-height="0.45cm"/>
    </style:style>
    <style:style style:name="gr3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dash" draw:stroke-dash="Ultrafine_20_2_20_Dots_20_3_20_Dashes" draw:fill="none" draw:opacity="100%" draw:opacity-name="" draw:textarea-horizontal-align="justify" draw:textarea-vertical-align="middle" draw:auto-grow-height="false" fo:min-height="7.6cm" fo:min-width="9.375cm"/>
    </style:style>
    <style:style style:name="gr34" style:family="graphic" style:parent-style-name="standard">
      <style:graphic-properties draw:stroke="none" svg:stroke-color="#000000" draw:fill="none" draw:fill-color="#ffffff" fo:min-height="0.425cm"/>
    </style:style>
    <style:style style:name="gr35" style:family="graphic" style:parent-style-name="standard">
      <style:graphic-properties draw:stroke="none" svg:stroke-color="#000000" draw:fill="none" draw:fill-color="#ffffff" fo:min-height="0.325cm"/>
    </style:style>
    <style:style style:name="gr36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2.975cm" fo:min-width="2.625cm"/>
    </style:style>
    <style:style style:name="gr48" style:family="graphic" style:parent-style-name="standard">
      <style:graphic-properties draw:stroke="none" svg:stroke-color="#000000" draw:fill="none" draw:fill-color="#ffffff" fo:min-height="2.725cm"/>
    </style:style>
    <style:style style:name="gr49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color="#000000" draw:fill="none" draw:fill-color="#ffffff" fo:min-height="0.158cm"/>
    </style:style>
    <style:style style:name="gr53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>
      <style:graphic-properties draw:fill="none" draw:fill-color="#729fcf" draw:textarea-horizontal-align="center" draw:textarea-vertical-align="middle"/>
    </style:style>
    <style:style style:name="gr65" style:family="graphic" style:parent-style-name="objectwithoutfill">
      <style:graphic-properties draw:marker-end="Symmetric_20_Arrow" draw:marker-end-width="0.3cm" draw:fill="none" draw:fill-color="#729fcf" draw:textarea-vertical-align="middle"/>
    </style:style>
    <style:style style:name="gr66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>
      <style:graphic-properties svg:stroke-color="#000000" draw:fill-color="#729fcf" draw:textarea-vertical-align="middle"/>
    </style:style>
    <style:style style:name="gr89" style:family="graphic" style:parent-style-name="standard">
      <style:graphic-properties draw:stroke="dash" draw:stroke-dash="Ultrafine_20_2_20_Dots_20_3_20_Dashes" draw:fill="none" draw:fill-color="#729fcf" draw:textarea-horizontal-align="justify" draw:textarea-vertical-align="middle" draw:auto-grow-height="false" fo:min-height="3.75cm" fo:min-width="19.025cm"/>
    </style:style>
    <style:style style:name="gr90" style:family="graphic" style:parent-style-name="standard">
      <style:graphic-properties draw:stroke="dash" draw:stroke-dash="Ultrafine_20_2_20_Dots_20_3_20_Dashes" draw:fill="none" draw:fill-color="#729fcf" draw:textarea-horizontal-align="justify" draw:textarea-vertical-align="middle" draw:auto-grow-height="false" fo:min-height="3.95cm" fo:min-width="19.02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92" style:family="graphic" style:parent-style-name="standard">
      <style:graphic-properties draw:stroke="dash" draw:stroke-dash="Ultrafine_20_2_20_Dots_20_3_20_Dashes" draw:fill="none" draw:fill-color="#729fcf" draw:textarea-horizontal-align="justify" draw:textarea-vertical-align="middle" draw:auto-grow-height="false" fo:min-height="3.2cm" fo:min-width="3.7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style:font-name="Lucida Console" fo:font-size="8pt" style:font-size-asian="8pt" style:font-size-complex="8pt"/>
    </style:style>
    <style:style style:name="P16" style:family="paragraph">
      <loext:graphic-properties draw:fill="none" draw:fill-color="#ffffff"/>
      <style:text-properties style:font-name="Lucida Console" fo:font-size="8pt" style:font-size-asian="8pt" style:font-size-complex="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729fcf"/>
      <style:paragraph-properties fo:text-align="center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ucida Conso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1" draw:text-style-name="P1" xml:id="id1" draw:id="id1" draw:layer="layout" svg:width="2.499cm" svg:height="2.125cm" svg:x="9.576cm" svg:y="3.791cm">
            <draw:glue-point draw:id="5" svg:x="-3.501cm" svg:y="2.785cm"/>
            <draw:glue-point draw:id="10" svg:x="-5.002cm" svg:y="4.08cm"/>
            <draw:glue-point draw:id="11" svg:x="-5.002cm" svg:y="1.727cm"/>
            <draw:glue-point draw:id="12" svg:x="5.002cm" svg:y="-4.037cm"/>
            <draw:glue-point draw:id="13" svg:x="5.002cm" svg:y="-2.155cm"/>
            <draw:glue-point draw:id="14" svg:x="-5.002cm" svg:y="-2.155cm"/>
            <draw:glue-point draw:id="15" svg:x="-5.002cm" svg:y="-4.037cm"/>
            <draw:glue-point draw:id="16" svg:x="-5.002cm" svg:y="0.668cm"/>
            <draw:glue-point draw:id="17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075cm" svg:height="0.569cm" svg:x="10.332cm" svg:y="5.441cm">
            <draw:text-box>
              <text:p text:style-name="P2"><text:span text:style-name="T1">RST</text:span></text:p>
            </draw:text-box>
          </draw:frame>
          <draw:frame draw:style-name="gr3" draw:text-style-name="P3" draw:layer="layout" svg:width="1.074cm" svg:height="0.569cm" svg:x="9.376cm" svg:y="3.706cm">
            <draw:text-box>
              <text:p text:style-name="P2"><text:span text:style-name="T1">load</text:span></text:p>
            </draw:text-box>
          </draw:frame>
          <draw:frame draw:style-name="gr4" draw:text-style-name="P3" draw:layer="layout" svg:width="0.824cm" svg:height="0.569cm" svg:x="9.4cm" svg:y="4.676cm">
            <draw:text-box>
              <text:p text:style-name="P2"><text:span text:style-name="T1">en</text:span></text:p>
            </draw:text-box>
          </draw:frame>
          <draw:frame draw:style-name="gr5" draw:text-style-name="P3" draw:layer="layout" svg:width="1.675cm" svg:height="0.569cm" svg:x="9.4cm" svg:y="4.105cm">
            <draw:text-box>
              <text:p text:style-name="P2"><text:span text:style-name="T1">loadData</text:span></text:p>
            </draw:text-box>
          </draw:frame>
          <draw:connector draw:style-name="gr6" draw:text-style-name="P4" draw:layer="layout" draw:type="line" svg:x1="9.576cm" svg:y1="5.72cm" svg:x2="9.951cm" svg:y2="5.444cm" draw:start-shape="id1" draw:start-glue-point="10" draw:end-shape="id1" draw:end-glue-point="5" svg:d="M9576 5720l375-276" svg:viewBox="0 0 376 277">
            <text:p/>
          </draw:connector>
          <draw:connector draw:style-name="gr6" draw:text-style-name="P4" draw:layer="layout" draw:type="line" svg:x1="9.576cm" svg:y1="5.219cm" svg:x2="9.951cm" svg:y2="5.444cm" draw:start-shape="id1" draw:start-glue-point="11" draw:end-shape="id1" draw:end-glue-point="5" svg:d="M9576 5219l375 225" svg:viewBox="0 0 376 226">
            <text:p/>
          </draw:connector>
          <draw:frame draw:style-name="gr7" draw:text-style-name="P6" draw:layer="layout" svg:width="1.275cm" svg:height="0.569cm" svg:x="10.95cm" svg:y="3.695cm">
            <draw:text-box>
              <text:p text:style-name="P5"><text:span text:style-name="T2">count</text:span></text:p>
            </draw:text-box>
          </draw:frame>
          <draw:frame draw:style-name="gr8" draw:text-style-name="P6" draw:layer="layout" svg:width="1.425cm" svg:height="0.569cm" svg:x="10.925cm" svg:y="4.101cm">
            <draw:text-box>
              <text:p text:style-name="P5"><text:span text:style-name="T2">atMax</text:span></text:p>
            </draw:text-box>
          </draw:frame>
          <draw:frame draw:style-name="gr9" draw:text-style-name="P8" draw:layer="layout" svg:width="1.875cm" svg:height="0.645cm" svg:x="9.375cm" svg:y="3.2cm">
            <draw:text-box>
              <text:p text:style-name="P7">contador</text:p>
            </draw:text-box>
          </draw:frame>
        </draw:g>
        <draw:g xml:id="id7" draw:id="id7">
          <draw:glue-point draw:id="4" svg:x="-4.326cm" svg:y="-2.206cm"/>
          <draw:glue-point draw:id="5" svg:x="-4.326cm" svg:y="-0.782cm"/>
          <draw:glue-point draw:id="6" svg:x="-4.242cm" svg:y="1.352cm"/>
          <draw:glue-point draw:id="7" svg:x="-0.04cm" svg:y="4.644cm"/>
          <draw:glue-point draw:id="8" svg:x="4.077cm" svg:y="-0.693cm"/>
          <draw:glue-point draw:id="9" svg:x="4.077cm" svg:y="-2.117cm"/>
          <draw:glue-point draw:id="10" svg:x="-4.242cm" svg:y="3.042cm"/>
          <draw:custom-shape draw:style-name="gr10" draw:text-style-name="P1" xml:id="id2" draw:id="id2" draw:layer="layout" svg:width="2.499cm" svg:height="2.125cm" svg:x="9.576cm" svg:y="7.481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1.075cm" svg:height="0.569cm" svg:x="10.332cm" svg:y="9.131cm">
            <draw:text-box>
              <text:p text:style-name="P2"><text:span text:style-name="T1">RST</text:span></text:p>
            </draw:text-box>
          </draw:frame>
          <draw:frame draw:style-name="gr12" draw:text-style-name="P3" draw:layer="layout" svg:width="1.074cm" svg:height="0.569cm" svg:x="9.376cm" svg:y="7.396cm">
            <draw:text-box>
              <text:p text:style-name="P2"><text:span text:style-name="T1">load</text:span></text:p>
            </draw:text-box>
          </draw:frame>
          <draw:frame draw:style-name="gr13" draw:text-style-name="P3" draw:layer="layout" svg:width="0.824cm" svg:height="0.569cm" svg:x="9.4cm" svg:y="8.366cm">
            <draw:text-box>
              <text:p text:style-name="P2"><text:span text:style-name="T1">en</text:span></text:p>
            </draw:text-box>
          </draw:frame>
          <draw:frame draw:style-name="gr14" draw:text-style-name="P3" draw:layer="layout" svg:width="1.675cm" svg:height="0.569cm" svg:x="9.4cm" svg:y="7.795cm">
            <draw:text-box>
              <text:p text:style-name="P2"><text:span text:style-name="T1">loadData</text:span></text:p>
            </draw:text-box>
          </draw:frame>
          <draw:connector draw:style-name="gr15" draw:text-style-name="P9" draw:layer="layout" draw:type="line" svg:x1="9.576cm" svg:y1="9.41cm" svg:x2="9.951cm" svg:y2="9.134cm" draw:start-shape="id2" draw:start-glue-point="5" draw:end-shape="id2" draw:end-glue-point="4" svg:d="M9576 9410l375-276" svg:viewBox="0 0 376 277">
            <text:p/>
          </draw:connector>
          <draw:connector draw:style-name="gr16" draw:text-style-name="P9" draw:layer="layout" draw:type="line" svg:x1="9.576cm" svg:y1="8.909cm" svg:x2="9.951cm" svg:y2="9.134cm" draw:start-shape="id2" draw:start-glue-point="6" draw:end-shape="id2" draw:end-glue-point="4" svg:d="M9576 8909l375 225" svg:viewBox="0 0 376 226">
            <text:p/>
          </draw:connector>
          <draw:frame draw:style-name="gr17" draw:text-style-name="P3" draw:layer="layout" svg:width="1.275cm" svg:height="0.569cm" svg:x="10.95cm" svg:y="7.385cm">
            <draw:text-box>
              <text:p text:style-name="P2"><text:span text:style-name="T1">count</text:span></text:p>
            </draw:text-box>
          </draw:frame>
          <draw:frame draw:style-name="gr18" draw:text-style-name="P3" draw:layer="layout" svg:width="1.425cm" svg:height="0.569cm" svg:x="10.925cm" svg:y="7.791cm">
            <draw:text-box>
              <text:p text:style-name="P2"><text:span text:style-name="T1">atMax</text:span></text:p>
            </draw:text-box>
          </draw:frame>
          <draw:frame draw:style-name="gr19" draw:text-style-name="P10" draw:layer="layout" svg:width="1.875cm" svg:height="0.645cm" svg:x="9.375cm" svg:y="6.89cm">
            <draw:text-box>
              <text:p text:style-name="P2"><text:span text:style-name="T3">contador</text:span></text:p>
            </draw:text-box>
          </draw:frame>
        </draw:g>
        <draw:frame draw:style-name="gr20" draw:text-style-name="P6" xml:id="id5" draw:id="id5" draw:layer="layout" svg:width="0.325cm" svg:height="0.569cm" svg:x="8.275cm" svg:y="4.118cm">
          <draw:text-box>
            <text:p text:style-name="P5"><text:span text:style-name="T2">0</text:span></text:p>
          </draw:text-box>
        </draw:frame>
        <draw:frame draw:style-name="gr20" draw:text-style-name="P6" xml:id="id3" draw:id="id3" draw:layer="layout" svg:width="0.325cm" svg:height="0.569cm" svg:x="8.276cm" svg:y="3.692cm">
          <draw:text-box>
            <text:p text:style-name="P5"><text:span text:style-name="T2">0</text:span></text:p>
          </draw:text-box>
        </draw:frame>
        <draw:frame draw:style-name="gr20" draw:text-style-name="P6" xml:id="id6" draw:id="id6" draw:layer="layout" svg:width="0.325cm" svg:height="0.569cm" svg:x="8.275cm" svg:y="7.392cm">
          <draw:text-box>
            <text:p text:style-name="P5"><text:span text:style-name="T2">0</text:span></text:p>
          </draw:text-box>
        </draw:frame>
        <draw:frame draw:style-name="gr20" draw:text-style-name="P6" xml:id="id8" draw:id="id8" draw:layer="layout" svg:width="0.325cm" svg:height="0.569cm" svg:x="8.28cm" svg:y="7.792cm">
          <draw:text-box>
            <text:p text:style-name="P5"><text:span text:style-name="T2">0</text:span></text:p>
          </draw:text-box>
        </draw:frame>
        <draw:connector draw:style-name="gr21" draw:text-style-name="P4" draw:layer="layout" svg:x1="8.601cm" svg:y1="3.976cm" svg:x2="9.576cm" svg:y2="3.976cm" draw:start-shape="id3" draw:start-glue-point="1" draw:end-shape="id4" draw:end-glue-point="4" svg:d="M8601 3976h975" svg:viewBox="0 0 976 1">
          <text:p/>
        </draw:connector>
        <draw:connector draw:style-name="gr21" draw:text-style-name="P4" draw:layer="layout" svg:x1="8.6cm" svg:y1="4.402cm" svg:x2="9.576cm" svg:y2="4.401cm" draw:start-shape="id5" draw:start-glue-point="1" draw:end-shape="id4" draw:end-glue-point="5" svg:d="M8600 4402h388v-1h588" svg:viewBox="0 0 977 2">
          <text:p/>
        </draw:connector>
        <draw:connector draw:style-name="gr21" draw:text-style-name="P4" draw:layer="layout" svg:x1="8.6cm" svg:y1="7.676cm" svg:x2="9.576cm" svg:y2="7.676cm" draw:start-shape="id6" draw:start-glue-point="1" draw:end-shape="id7" draw:end-glue-point="4" svg:d="M8600 7676h976" svg:viewBox="0 0 977 1">
          <text:p/>
        </draw:connector>
        <draw:connector draw:style-name="gr21" draw:text-style-name="P4" draw:layer="layout" svg:x1="8.605cm" svg:y1="8.076cm" svg:x2="9.576cm" svg:y2="8.076cm" draw:start-shape="id8" draw:start-glue-point="1" draw:end-shape="id7" draw:end-glue-point="5" svg:d="M8605 8076h971" svg:viewBox="0 0 972 1">
          <text:p/>
        </draw:connector>
        <draw:frame draw:style-name="gr7" draw:text-style-name="P6" xml:id="id9" draw:id="id9" draw:layer="layout" svg:width="0.4cm" svg:height="0.569cm" svg:x="8.2cm" svg:y="4.693cm">
          <draw:text-box>
            <text:p text:style-name="P5"><text:span text:style-name="T2">1</text:span></text:p>
          </draw:text-box>
        </draw:frame>
        <draw:frame draw:style-name="gr7" draw:text-style-name="P6" xml:id="id10" draw:id="id10" draw:layer="layout" svg:width="0.4cm" svg:height="0.569cm" svg:x="8.2cm" svg:y="8.394cm">
          <draw:text-box>
            <text:p text:style-name="P5"><text:span text:style-name="T2">1</text:span></text:p>
          </draw:text-box>
        </draw:frame>
        <draw:connector draw:style-name="gr21" draw:text-style-name="P4" draw:layer="layout" svg:x1="8.6cm" svg:y1="4.977cm" svg:x2="9.576cm" svg:y2="4.974cm" draw:start-shape="id9" draw:start-glue-point="1" draw:end-shape="id4" draw:end-glue-point="6" svg:d="M8600 4977h388v-3h588" svg:viewBox="0 0 977 4">
          <text:p/>
        </draw:connector>
        <draw:connector draw:style-name="gr21" draw:text-style-name="P4" draw:layer="layout" svg:x1="8.6cm" svg:y1="8.678cm" svg:x2="9.601cm" svg:y2="8.674cm" draw:start-shape="id10" draw:start-glue-point="1" draw:end-shape="id7" draw:end-glue-point="6" svg:d="M8600 8678h388v-4h613" svg:viewBox="0 0 1002 5">
          <text:p/>
        </draw:connector>
        <draw:frame draw:style-name="gr22" draw:text-style-name="P12" draw:layer="layout" svg:width="2.5cm" svg:height="0.645cm" svg:x="9.85cm" svg:y="4.9cm">
          <draw:text-box>
            <text:p text:style-name="P11"><text:span text:style-name="T4">MAX = 50M</text:span></text:p>
          </draw:text-box>
        </draw:frame>
        <draw:frame draw:style-name="gr22" draw:text-style-name="P12" draw:layer="layout" svg:width="2.5cm" svg:height="0.645cm" svg:x="9.85cm" svg:y="8.601cm">
          <draw:text-box>
            <text:p text:style-name="P11"><text:span text:style-name="T4">MAX = 50K</text:span></text:p>
          </draw:text-box>
        </draw:frame>
        <draw:g xml:id="id11" draw:id="id11">
          <draw:glue-point draw:id="4" svg:x="-4.266cm" svg:y="-2.018cm"/>
          <draw:glue-point draw:id="5" svg:x="-4.266cm" svg:y="2.345cm"/>
          <draw:glue-point draw:id="6" svg:x="0.432cm" svg:y="-3.745cm"/>
          <draw:custom-shape draw:style-name="gr23" draw:text-style-name="P9" draw:layer="layout" svg:width="2.75cm" svg:height="1.475cm" draw:transform="rotate (-1.5707963267949) translate (15.853cm 4.855cm)">
            <draw:glue-point draw:id="8" svg:x="-5.01cm" svg:y="-2.181cm"/>
            <draw:glue-point draw:id="9" svg:x="-4.996cm" svg:y="2.363cm"/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4" draw:text-style-name="P3" draw:layer="layout" svg:width="0.45cm" svg:height="0.569cm" svg:x="14.258cm" svg:y="5.38cm">
            <draw:text-box>
              <text:p text:style-name="P2"><text:span text:style-name="T1">0</text:span></text:p>
            </draw:text-box>
          </draw:frame>
          <draw:frame draw:style-name="gr25" draw:text-style-name="P3" draw:layer="layout" svg:width="0.425cm" svg:height="0.569cm" svg:x="14.258cm" svg:y="6.58cm">
            <draw:text-box>
              <text:p text:style-name="P2"><text:span text:style-name="T1">1</text:span></text:p>
            </draw:text-box>
          </draw:frame>
          <draw:frame draw:style-name="gr26" draw:text-style-name="P3" draw:layer="layout" svg:width="0.975cm" svg:height="0.887cm" svg:x="14.758cm" svg:y="5.23cm">
            <draw:text-box>
              <text:p text:style-name="P2"><text:span text:style-name="T1">sel</text:span></text:p>
            </draw:text-box>
          </draw:frame>
        </draw:g>
        <draw:connector draw:style-name="gr21" draw:text-style-name="P4" draw:layer="layout" svg:x1="12.074cm" svg:y1="4.401cm" svg:x2="14.376cm" svg:y2="5.676cm" draw:start-shape="id4" draw:start-glue-point="8" draw:end-shape="id11" draw:end-glue-point="4" svg:d="M12074 4401h1230v1275h1072" svg:viewBox="0 0 2303 1276">
          <text:p/>
        </draw:connector>
        <draw:connector draw:style-name="gr21" draw:text-style-name="P4" draw:layer="layout" svg:x1="12.074cm" svg:y1="8.101cm" svg:x2="14.376cm" svg:y2="6.874cm" draw:start-shape="id7" draw:start-glue-point="8" draw:end-shape="id11" draw:end-glue-point="5" svg:d="M12074 8101h1230v-1227h1072" svg:viewBox="0 0 2303 1228">
          <text:p/>
        </draw:connector>
        <draw:frame draw:style-name="gr27" draw:text-style-name="P12" xml:id="id12" draw:id="id12" draw:layer="layout" svg:width="1.675cm" svg:height="0.645cm" svg:x="1.875cm" svg:y="1.575cm">
          <draw:text-box>
            <text:p text:style-name="P11"><text:span text:style-name="T4">KEY(1)</text:span></text:p>
          </draw:text-box>
        </draw:frame>
        <draw:g xml:id="id13" draw:id="id13">
          <draw:custom-shape draw:style-name="gr28" draw:text-style-name="P4" draw:layer="layout" svg:width="0.65cm" svg:height="0.65cm" draw:transform="rotate (-1.5707963267949) translate (4.986cm 1.5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4" draw:layer="layout" svg:width="0.15cm" svg:height="0.15cm" svg:x="4.986cm" svg:y="1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4" draw:layer="layout" svg:x1="3.55cm" svg:y1="1.897cm" svg:x2="4.336cm" svg:y2="1.894cm" draw:start-shape="id12" draw:start-glue-point="1" draw:end-shape="id13" draw:end-glue-point="3" svg:d="M3550 1897h392v-3h394" svg:viewBox="0 0 787 4">
          <text:p/>
        </draw:connector>
        <draw:connector draw:style-name="gr21" draw:text-style-name="P4" draw:layer="layout" svg:x1="5.136cm" svg:y1="1.894cm" svg:x2="15.124cm" svg:y2="5.201cm" draw:start-shape="id13" draw:start-glue-point="1" draw:end-shape="id11" draw:end-glue-point="6" svg:d="M5136 1894h9988v3307" svg:viewBox="0 0 9989 3308">
          <text:p/>
        </draw:connector>
        <draw:frame draw:style-name="gr29" draw:text-style-name="P12" draw:layer="layout" svg:width="2.675cm" svg:height="0.645cm" svg:x="5cm" svg:y="1.375cm">
          <draw:text-box>
            <text:p text:style-name="P11"><text:span text:style-name="T4">fast</text:span></text:p>
          </draw:text-box>
        </draw:frame>
        <draw:frame draw:style-name="gr30" draw:text-style-name="P12" xml:id="id14" draw:id="id14" draw:layer="layout" svg:width="1.675cm" svg:height="0.7cm" svg:x="1.804cm" svg:y="2.514cm">
          <draw:text-box>
            <text:p text:style-name="P11"><text:span text:style-name="T4">KEY(0)</text:span></text:p>
          </draw:text-box>
        </draw:frame>
        <draw:g xml:id="id15" draw:id="id15">
          <draw:custom-shape draw:style-name="gr31" draw:text-style-name="P9" draw:layer="layout" svg:width="0.65cm" svg:height="0.65cm" draw:transform="rotate (-1.5707963267949) translate (4.984cm 2.5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9" draw:layer="layout" svg:width="0.15cm" svg:height="0.15cm" svg:x="4.984cm" svg:y="2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4" draw:layer="layout" svg:x1="3.479cm" svg:y1="2.864cm" svg:x2="4.334cm" svg:y2="2.859cm" draw:start-shape="id14" draw:start-glue-point="1" draw:end-shape="id15" draw:end-glue-point="3" svg:d="M3479 2864h427v-5h428" svg:viewBox="0 0 856 6">
          <text:p/>
        </draw:connector>
        <draw:connector draw:style-name="gr21" draw:text-style-name="P4" xml:id="id16" draw:id="id16" draw:layer="layout" draw:line-skew="-1.356cm 0.165cm" svg:x1="5.134cm" svg:y1="2.859cm" svg:x2="10.874cm" svg:y2="5.924cm" draw:start-shape="id15" draw:start-glue-point="1" draw:end-shape="id4" draw:end-glue-point="7" svg:d="M5134 2859h766v3816h4974v-751" svg:viewBox="0 0 5741 3817">
          <text:p/>
        </draw:connector>
        <draw:connector draw:style-name="gr21" draw:text-style-name="P4" draw:layer="layout" draw:line-skew="0.2cm" svg:x1="5.9cm" svg:y1="6.675cm" svg:x2="10.862cm" svg:y2="9.7cm" draw:start-shape="id16" draw:start-glue-point="0" draw:end-shape="id7" draw:end-glue-point="2" svg:d="M5900 6675v3725h4962v-700" svg:viewBox="0 0 4963 3726">
          <text:p/>
        </draw:connector>
        <draw:frame draw:style-name="gr29" draw:text-style-name="P12" draw:layer="layout" svg:width="2.675cm" svg:height="0.645cm" svg:x="5.001cm" svg:y="2.276cm">
          <draw:text-box>
            <text:p text:style-name="P11"><text:span text:style-name="T4">rst</text:span></text:p>
          </draw:text-box>
        </draw:frame>
        <draw:custom-shape draw:style-name="gr33" draw:text-style-name="P13" draw:layer="layout" svg:width="9.875cm" svg:height="7.85cm" svg:x="7.075cm" svg:y="3.175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6.3cm" svg:height="0.675cm" svg:x="13.125cm" svg:y="10.25cm">
          <draw:text-box>
            <text:p text:style-name="P11"><text:span text:style-name="T4">Generador de Enable</text:span></text:p>
          </draw:text-box>
        </draw:frame>
        <draw:frame draw:style-name="gr35" draw:text-style-name="P12" xml:id="id17" draw:id="id17" draw:layer="layout" svg:width="2.475cm" svg:height="0.645cm" svg:x="1.8cm" svg:y="3.475cm">
          <draw:text-box>
            <text:p text:style-name="P11"><text:span text:style-name="T4">CLOCK_50</text:span></text:p>
          </draw:text-box>
        </draw:frame>
        <draw:connector draw:style-name="gr21" draw:text-style-name="P4" draw:layer="layout" draw:line-skew="-1.875cm" svg:x1="4.275cm" svg:y1="3.797cm" svg:x2="9.551cm" svg:y2="5.449cm" draw:start-shape="id17" draw:start-glue-point="1" draw:end-shape="id4" draw:end-glue-point="10" svg:d="M4275 3797h675v1652h4601" svg:viewBox="0 0 5277 1653">
          <text:p/>
        </draw:connector>
        <draw:connector draw:style-name="gr21" draw:text-style-name="P4" draw:layer="layout" draw:line-skew="-1.955cm" svg:x1="4.935cm" svg:y1="5.409cm" svg:x2="9.601cm" svg:y2="9.149cm" draw:end-shape="id7" draw:end-glue-point="10" svg:d="M4935 5409h15v3740h4651" svg:viewBox="0 0 4667 3741">
          <text:p/>
        </draw:connector>
        <draw:g xml:id="id21" draw:id="id21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36" draw:text-style-name="P1" xml:id="id18" draw:id="id18" draw:layer="layout" svg:width="2.499cm" svg:height="2.125cm" svg:x="8.778cm" svg:y="12.956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3" draw:layer="layout" svg:width="1.075cm" svg:height="0.569cm" svg:x="9.534cm" svg:y="14.606cm">
            <draw:text-box>
              <text:p text:style-name="P2"><text:span text:style-name="T1">RST</text:span></text:p>
            </draw:text-box>
          </draw:frame>
          <draw:frame draw:style-name="gr38" draw:text-style-name="P3" draw:layer="layout" svg:width="1.074cm" svg:height="0.569cm" svg:x="8.578cm" svg:y="12.871cm">
            <draw:text-box>
              <text:p text:style-name="P2"><text:span text:style-name="T1">load</text:span></text:p>
            </draw:text-box>
          </draw:frame>
          <draw:frame draw:style-name="gr39" draw:text-style-name="P3" draw:layer="layout" svg:width="0.824cm" svg:height="0.569cm" svg:x="8.602cm" svg:y="13.841cm">
            <draw:text-box>
              <text:p text:style-name="P2"><text:span text:style-name="T1">en</text:span></text:p>
            </draw:text-box>
          </draw:frame>
          <draw:frame draw:style-name="gr40" draw:text-style-name="P3" draw:layer="layout" svg:width="1.675cm" svg:height="0.569cm" svg:x="8.602cm" svg:y="13.27cm">
            <draw:text-box>
              <text:p text:style-name="P2"><text:span text:style-name="T1">loadData</text:span></text:p>
            </draw:text-box>
          </draw:frame>
          <draw:connector draw:style-name="gr41" draw:text-style-name="P9" draw:layer="layout" draw:type="line" svg:x1="8.778cm" svg:y1="14.885cm" svg:x2="9.153cm" svg:y2="14.609cm" draw:start-shape="id18" draw:start-glue-point="5" draw:end-shape="id18" draw:end-glue-point="4" svg:d="M8778 14885l375-276" svg:viewBox="0 0 376 277">
            <text:p/>
          </draw:connector>
          <draw:connector draw:style-name="gr42" draw:text-style-name="P9" draw:layer="layout" draw:type="line" svg:x1="8.778cm" svg:y1="14.384cm" svg:x2="9.153cm" svg:y2="14.609cm" draw:start-shape="id18" draw:start-glue-point="6" draw:end-shape="id18" draw:end-glue-point="4" svg:d="M8778 14384l375 225" svg:viewBox="0 0 376 226">
            <text:p/>
          </draw:connector>
          <draw:frame draw:style-name="gr43" draw:text-style-name="P3" draw:layer="layout" svg:width="1.275cm" svg:height="0.569cm" svg:x="10.152cm" svg:y="12.86cm">
            <draw:text-box>
              <text:p text:style-name="P2"><text:span text:style-name="T1">count</text:span></text:p>
            </draw:text-box>
          </draw:frame>
          <draw:frame draw:style-name="gr44" draw:text-style-name="P3" draw:layer="layout" svg:width="1.425cm" svg:height="0.569cm" svg:x="10.127cm" svg:y="13.266cm">
            <draw:text-box>
              <text:p text:style-name="P2"><text:span text:style-name="T1">atMax</text:span></text:p>
            </draw:text-box>
          </draw:frame>
          <draw:frame draw:style-name="gr45" draw:text-style-name="P10" draw:layer="layout" svg:width="1.875cm" svg:height="0.645cm" svg:x="8.577cm" svg:y="12.365cm">
            <draw:text-box>
              <text:p text:style-name="P2"><text:span text:style-name="T3">contador</text:span></text:p>
            </draw:text-box>
          </draw:frame>
        </draw:g>
        <draw:frame draw:style-name="gr46" draw:text-style-name="P14" draw:layer="layout" svg:width="2.5cm" svg:height="0.645cm" svg:x="9.502cm" svg:y="14.132cm">
          <draw:text-box>
            <text:p text:style-name="P2"><text:span text:style-name="T5">MAX = 9</text:span></text:p>
          </draw:text-box>
        </draw:frame>
        <draw:frame draw:style-name="gr20" draw:text-style-name="P6" xml:id="id19" draw:id="id19" draw:layer="layout" svg:width="0.325cm" svg:height="0.569cm" svg:x="7.375cm" svg:y="12.858cm">
          <draw:text-box>
            <text:p text:style-name="P5"><text:span text:style-name="T2">0</text:span></text:p>
          </draw:text-box>
        </draw:frame>
        <draw:connector draw:style-name="gr21" draw:text-style-name="P4" draw:layer="layout" svg:x1="7.7cm" svg:y1="13.142cm" svg:x2="8.778cm" svg:y2="13.141cm" draw:start-shape="id19" draw:start-glue-point="1" svg:d="M7700 13142h789v-1h289" svg:viewBox="0 0 1079 2">
          <text:p/>
        </draw:connector>
        <draw:connector draw:style-name="gr21" draw:text-style-name="P4" draw:layer="layout" svg:x1="7.7cm" svg:y1="13.567cm" svg:x2="8.778cm" svg:y2="13.566cm" draw:start-shape="id20" draw:start-glue-point="1" svg:d="M7700 13567h789v-1h289" svg:viewBox="0 0 1079 2">
          <text:p/>
        </draw:connector>
        <draw:frame draw:style-name="gr20" draw:text-style-name="P6" xml:id="id20" draw:id="id20" draw:layer="layout" svg:width="0.325cm" svg:height="0.569cm" svg:x="7.375cm" svg:y="13.283cm">
          <draw:text-box>
            <text:p text:style-name="P5"><text:span text:style-name="T2">0</text:span></text:p>
          </draw:text-box>
        </draw:frame>
        <draw:connector draw:style-name="gr21" draw:text-style-name="P4" draw:layer="layout" draw:line-skew="1.745cm 1.489cm -6.277cm" svg:x1="15.854cm" svg:y1="6.23cm" svg:x2="8.778cm" svg:y2="14.139cm" draw:start-shape="id11" draw:start-glue-point="1" draw:end-shape="id21" draw:end-glue-point="6" svg:d="M15854 6230h2246v5245h-16300v2664h6978" svg:viewBox="0 0 16301 7910">
          <text:p/>
        </draw:connector>
        <draw:custom-shape draw:style-name="gr47" draw:text-style-name="P4" xml:id="id22" draw:id="id22" draw:layer="layout" svg:width="3.125cm" svg:height="3.225cm" svg:x="14.9cm" svg:y="12.22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1cm" svg:height="0.569cm" svg:x="14.675cm" svg:y="13.557cm">
          <draw:text-box>
            <text:p text:style-name="P5"><text:span text:style-name="T2">BCD</text:span></text:p>
          </draw:text-box>
        </draw:frame>
        <draw:frame draw:style-name="gr48" draw:text-style-name="P16" draw:layer="layout" svg:width="2.825cm" svg:height="3.375cm" svg:x="15.8cm" svg:y="12.176cm">
          <draw:text-box>
            <text:p text:style-name="P15"><text:span text:style-name="T6">0 - 1000000</text:span></text:p>
            <text:p text:style-name="P15"><text:span text:style-name="T6">1 - 1111001</text:span></text:p>
            <text:p text:style-name="P15"><text:span text:style-name="T6">2 - 0100100</text:span></text:p>
            <text:p text:style-name="P15"><text:span text:style-name="T6">3 - 0110000</text:span></text:p>
            <text:p text:style-name="P15"><text:span text:style-name="T6">4 - 0011001</text:span></text:p>
            <text:p text:style-name="P15"><text:span text:style-name="T6">5 - 0010010</text:span></text:p>
            <text:p text:style-name="P15"><text:span text:style-name="T6">6 - 0000010</text:span></text:p>
            <text:p text:style-name="P15"><text:span text:style-name="T6">7 - 1111000</text:span></text:p>
            <text:p text:style-name="P15"><text:span text:style-name="T6">8 - 0000000</text:span></text:p>
            <text:p text:style-name="P15"><text:span text:style-name="T6">9 - 0010000</text:span></text:p>
            <text:p text:style-name="P15"><text:span text:style-name="T6">U - 1111111</text:span></text:p>
          </draw:text-box>
        </draw:frame>
        <draw:connector draw:style-name="gr49" draw:text-style-name="P4" draw:layer="layout" svg:x1="11.276cm" svg:y1="13.166cm" svg:x2="14.9cm" svg:y2="13.838cm" draw:start-shape="id21" draw:start-glue-point="9" draw:end-shape="id22" svg:d="M11276 13166h1949v672h1675" svg:viewBox="0 0 3625 673">
          <text:p/>
        </draw:connector>
        <draw:line draw:style-name="gr6" draw:text-style-name="P4" draw:layer="layout" svg:x1="13.925cm" svg:y1="13.951cm" svg:x2="14.175cm" svg:y2="13.701cm">
          <text:p/>
        </draw:line>
        <draw:frame draw:style-name="gr8" draw:text-style-name="P6" draw:layer="layout" svg:width="0.45cm" svg:height="0.569cm" svg:x="13.675cm" svg:y="13.301cm">
          <draw:text-box>
            <text:p text:style-name="P5"><text:span text:style-name="T2">4</text:span></text:p>
          </draw:text-box>
        </draw:frame>
        <draw:frame draw:style-name="gr50" draw:text-style-name="P17" draw:layer="layout" svg:width="0.275cm" svg:height="0.2cm" svg:x="18.25cm" svg:y="12.876cm">
          <draw:text-box>
            <text:p/>
          </draw:text-box>
        </draw:frame>
        <draw:frame draw:style-name="gr51" draw:text-style-name="P12" xml:id="id23" draw:id="id23" draw:layer="layout" svg:width="1.421cm" svg:height="0.645cm" svg:x="19.437cm" svg:y="13.513cm">
          <draw:text-box>
            <text:p><text:span text:style-name="T4">HEX0</text:span></text:p>
          </draw:text-box>
        </draw:frame>
        <draw:connector draw:style-name="gr21" draw:text-style-name="P4" draw:layer="layout" svg:x1="18.025cm" svg:y1="13.838cm" svg:x2="19.437cm" svg:y2="13.835cm" draw:start-shape="id22" draw:start-glue-point="1" draw:end-shape="id23" draw:end-glue-point="3" svg:d="M18025 13838h706v-3h706" svg:viewBox="0 0 1413 4">
          <text:p/>
        </draw:connector>
        <draw:line draw:style-name="gr6" draw:text-style-name="P4" draw:layer="layout" svg:x1="18.425cm" svg:y1="13.926cm" svg:x2="18.65cm" svg:y2="13.701cm">
          <text:p/>
        </draw:line>
        <draw:frame draw:style-name="gr52" draw:text-style-name="P6" draw:layer="layout" svg:width="0.35cm" svg:height="0.569cm" svg:x="18.35cm" svg:y="13.401cm">
          <draw:text-box>
            <text:p text:style-name="P5"><text:span text:style-name="T2">7</text:span></text:p>
          </draw:text-box>
        </draw:frame>
        <draw:connector draw:style-name="gr21" draw:text-style-name="P4" draw:layer="layout" draw:line-skew="-1.572cm" svg:x1="4.966cm" svg:y1="9.175cm" svg:x2="8.753cm" svg:y2="14.614cm" draw:end-shape="id21" draw:end-glue-point="10" svg:d="M4966 9175h-16v5439h3803" svg:viewBox="0 0 3804 5440">
          <text:p/>
        </draw:connector>
        <draw:connector draw:style-name="gr21" draw:text-style-name="P4" draw:layer="layout" svg:x1="5.892cm" svg:y1="10.193cm" svg:x2="10.076cm" svg:y2="15.089cm" draw:end-shape="id21" draw:end-glue-point="7" svg:d="M5892 10193v5482h4184v-586" svg:viewBox="0 0 4185 5483">
          <text:p/>
        </draw:connector>
        <draw:g xml:id="id27" draw:id="id27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53" draw:text-style-name="P1" xml:id="id24" draw:id="id24" draw:layer="layout" svg:width="2.499cm" svg:height="2.125cm" svg:x="8.779cm" svg:y="17.957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3" draw:layer="layout" svg:width="1.075cm" svg:height="0.569cm" svg:x="9.535cm" svg:y="19.607cm">
            <draw:text-box>
              <text:p text:style-name="P2"><text:span text:style-name="T1">RST</text:span></text:p>
            </draw:text-box>
          </draw:frame>
          <draw:frame draw:style-name="gr55" draw:text-style-name="P3" draw:layer="layout" svg:width="1.074cm" svg:height="0.569cm" svg:x="8.579cm" svg:y="17.872cm">
            <draw:text-box>
              <text:p text:style-name="P2"><text:span text:style-name="T1">load</text:span></text:p>
            </draw:text-box>
          </draw:frame>
          <draw:frame draw:style-name="gr56" draw:text-style-name="P3" draw:layer="layout" svg:width="0.824cm" svg:height="0.569cm" svg:x="8.603cm" svg:y="18.842cm">
            <draw:text-box>
              <text:p text:style-name="P2"><text:span text:style-name="T1">en</text:span></text:p>
            </draw:text-box>
          </draw:frame>
          <draw:frame draw:style-name="gr57" draw:text-style-name="P3" draw:layer="layout" svg:width="1.675cm" svg:height="0.569cm" svg:x="8.603cm" svg:y="18.271cm">
            <draw:text-box>
              <text:p text:style-name="P2"><text:span text:style-name="T1">loadData</text:span></text:p>
            </draw:text-box>
          </draw:frame>
          <draw:connector draw:style-name="gr58" draw:text-style-name="P9" draw:layer="layout" draw:type="line" svg:x1="8.779cm" svg:y1="19.886cm" svg:x2="9.154cm" svg:y2="19.61cm" draw:start-shape="id24" draw:start-glue-point="5" draw:end-shape="id24" draw:end-glue-point="4" svg:d="M8779 19886l375-276" svg:viewBox="0 0 376 277">
            <text:p/>
          </draw:connector>
          <draw:connector draw:style-name="gr59" draw:text-style-name="P9" draw:layer="layout" draw:type="line" svg:x1="8.779cm" svg:y1="19.385cm" svg:x2="9.154cm" svg:y2="19.61cm" draw:start-shape="id24" draw:start-glue-point="6" draw:end-shape="id24" draw:end-glue-point="4" svg:d="M8779 19385l375 225" svg:viewBox="0 0 376 226">
            <text:p/>
          </draw:connector>
          <draw:frame draw:style-name="gr60" draw:text-style-name="P3" draw:layer="layout" svg:width="1.275cm" svg:height="0.569cm" svg:x="10.153cm" svg:y="17.861cm">
            <draw:text-box>
              <text:p text:style-name="P2"><text:span text:style-name="T1">count</text:span></text:p>
            </draw:text-box>
          </draw:frame>
          <draw:frame draw:style-name="gr61" draw:text-style-name="P3" draw:layer="layout" svg:width="1.425cm" svg:height="0.569cm" svg:x="10.128cm" svg:y="18.267cm">
            <draw:text-box>
              <text:p text:style-name="P2"><text:span text:style-name="T1">atMax</text:span></text:p>
            </draw:text-box>
          </draw:frame>
          <draw:frame draw:style-name="gr62" draw:text-style-name="P10" draw:layer="layout" svg:width="1.875cm" svg:height="0.645cm" svg:x="8.578cm" svg:y="17.366cm">
            <draw:text-box>
              <text:p text:style-name="P2"><text:span text:style-name="T3">contador</text:span></text:p>
            </draw:text-box>
          </draw:frame>
        </draw:g>
        <draw:frame draw:style-name="gr63" draw:text-style-name="P14" draw:layer="layout" svg:width="2.5cm" svg:height="0.645cm" svg:x="9.503cm" svg:y="19.133cm">
          <draw:text-box>
            <text:p text:style-name="P2"><text:span text:style-name="T5">MAX = 9</text:span></text:p>
          </draw:text-box>
        </draw:frame>
        <draw:frame draw:style-name="gr20" draw:text-style-name="P6" xml:id="id25" draw:id="id25" draw:layer="layout" svg:width="0.325cm" svg:height="0.569cm" svg:x="7.376cm" svg:y="17.859cm">
          <draw:text-box>
            <text:p text:style-name="P5"><text:span text:style-name="T2">0</text:span></text:p>
          </draw:text-box>
        </draw:frame>
        <draw:connector draw:style-name="gr21" draw:text-style-name="P4" draw:layer="layout" svg:x1="7.701cm" svg:y1="18.143cm" svg:x2="8.779cm" svg:y2="18.142cm" draw:start-shape="id25" draw:start-glue-point="1" svg:d="M7701 18143h789v-1h289" svg:viewBox="0 0 1079 2">
          <text:p/>
        </draw:connector>
        <draw:connector draw:style-name="gr21" draw:text-style-name="P4" draw:layer="layout" svg:x1="7.701cm" svg:y1="18.568cm" svg:x2="8.779cm" svg:y2="18.567cm" draw:start-shape="id26" draw:start-glue-point="1" svg:d="M7701 18568h789v-1h289" svg:viewBox="0 0 1079 2">
          <text:p/>
        </draw:connector>
        <draw:frame draw:style-name="gr20" draw:text-style-name="P6" xml:id="id26" draw:id="id26" draw:layer="layout" svg:width="0.325cm" svg:height="0.569cm" svg:x="7.376cm" svg:y="18.284cm">
          <draw:text-box>
            <text:p text:style-name="P5"><text:span text:style-name="T2">0</text:span></text:p>
          </draw:text-box>
        </draw:frame>
        <draw:custom-shape draw:style-name="gr47" draw:text-style-name="P4" xml:id="id28" draw:id="id28" draw:layer="layout" svg:width="3.125cm" svg:height="3.225cm" svg:x="14.901cm" svg:y="17.22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1cm" svg:height="0.569cm" svg:x="14.676cm" svg:y="18.558cm">
          <draw:text-box>
            <text:p text:style-name="P5"><text:span text:style-name="T2">BCD</text:span></text:p>
          </draw:text-box>
        </draw:frame>
        <draw:frame draw:style-name="gr48" draw:text-style-name="P16" draw:layer="layout" svg:width="2.825cm" svg:height="3.375cm" svg:x="15.801cm" svg:y="17.177cm">
          <draw:text-box>
            <text:p text:style-name="P15"><text:span text:style-name="T6">0 - 1000000</text:span></text:p>
            <text:p text:style-name="P15"><text:span text:style-name="T6">1 - 1111001</text:span></text:p>
            <text:p text:style-name="P15"><text:span text:style-name="T6">2 - 0100100</text:span></text:p>
            <text:p text:style-name="P15"><text:span text:style-name="T6">3 - 0110000</text:span></text:p>
            <text:p text:style-name="P15"><text:span text:style-name="T6">4 - 0011001</text:span></text:p>
            <text:p text:style-name="P15"><text:span text:style-name="T6">5 - 0010010</text:span></text:p>
            <text:p text:style-name="P15"><text:span text:style-name="T6">6 - 0000010</text:span></text:p>
            <text:p text:style-name="P15"><text:span text:style-name="T6">7 - 1111000</text:span></text:p>
            <text:p text:style-name="P15"><text:span text:style-name="T6">8 - 0000000</text:span></text:p>
            <text:p text:style-name="P15"><text:span text:style-name="T6">9 - 0010000</text:span></text:p>
            <text:p text:style-name="P15"><text:span text:style-name="T6">U - 1111111</text:span></text:p>
          </draw:text-box>
        </draw:frame>
        <draw:connector draw:style-name="gr49" draw:text-style-name="P4" draw:layer="layout" svg:x1="11.277cm" svg:y1="18.167cm" svg:x2="14.901cm" svg:y2="18.839cm" draw:start-shape="id27" draw:start-glue-point="9" draw:end-shape="id28" svg:d="M11277 18167h1949v672h1675" svg:viewBox="0 0 3625 673">
          <text:p/>
        </draw:connector>
        <draw:line draw:style-name="gr6" draw:text-style-name="P4" draw:layer="layout" svg:x1="13.926cm" svg:y1="18.952cm" svg:x2="14.176cm" svg:y2="18.702cm">
          <text:p/>
        </draw:line>
        <draw:frame draw:style-name="gr8" draw:text-style-name="P6" draw:layer="layout" svg:width="0.45cm" svg:height="0.569cm" svg:x="13.676cm" svg:y="18.402cm">
          <draw:text-box>
            <text:p text:style-name="P5"><text:span text:style-name="T2">4</text:span></text:p>
          </draw:text-box>
        </draw:frame>
        <draw:frame draw:style-name="gr50" draw:text-style-name="P17" draw:layer="layout" svg:width="0.275cm" svg:height="0.2cm" svg:x="18.251cm" svg:y="17.877cm">
          <draw:text-box>
            <text:p/>
          </draw:text-box>
        </draw:frame>
        <draw:frame draw:style-name="gr51" draw:text-style-name="P12" xml:id="id29" draw:id="id29" draw:layer="layout" svg:width="1.421cm" svg:height="0.645cm" svg:x="19.438cm" svg:y="18.514cm">
          <draw:text-box>
            <text:p><text:span text:style-name="T4">HEX1</text:span></text:p>
          </draw:text-box>
        </draw:frame>
        <draw:connector draw:style-name="gr21" draw:text-style-name="P4" draw:layer="layout" svg:x1="18.026cm" svg:y1="18.839cm" svg:x2="19.438cm" svg:y2="18.836cm" draw:start-shape="id28" draw:start-glue-point="1" draw:end-shape="id29" draw:end-glue-point="3" svg:d="M18026 18839h706v-3h706" svg:viewBox="0 0 1413 4">
          <text:p/>
        </draw:connector>
        <draw:line draw:style-name="gr6" draw:text-style-name="P4" draw:layer="layout" svg:x1="18.426cm" svg:y1="18.927cm" svg:x2="18.651cm" svg:y2="18.702cm">
          <text:p/>
        </draw:line>
        <draw:frame draw:style-name="gr52" draw:text-style-name="P6" draw:layer="layout" svg:width="0.35cm" svg:height="0.569cm" svg:x="18.351cm" svg:y="18.402cm">
          <draw:text-box>
            <text:p text:style-name="P5"><text:span text:style-name="T2">7</text:span></text:p>
          </draw:text-box>
        </draw:frame>
        <draw:path draw:style-name="gr64" draw:text-style-name="P18" xml:id="id30" draw:id="id30" draw:layer="layout" svg:width="1.387cm" svg:height="0.674cm" svg:x="2.8cm" svg:y="18.8cm" svg:viewBox="0 0 1388 675" svg:d="M0 0h954c80 0 148 14 217 45s118 70 158 124 59 106 59 169c0 62-19 114-59 168s-89 93-158 124-137 45-217 45h-954z">
          <draw:glue-point draw:id="4" svg:x="-5cm" svg:y="-2.77cm"/>
          <draw:glue-point draw:id="5" svg:x="-5cm" svg:y="2.785cm"/>
          <text:p/>
        </draw:path>
        <draw:connector draw:style-name="gr65" draw:text-style-name="P18" draw:layer="layout" svg:x1="4.188cm" svg:y1="19.137cm" svg:x2="8.779cm" svg:y2="19.14cm" draw:start-shape="id30" draw:start-glue-point="1" draw:end-shape="id27" draw:end-glue-point="6" svg:d="M4188 19137h2196v3h2395" svg:viewBox="0 0 4592 4">
          <text:p/>
        </draw:connector>
        <draw:connector draw:style-name="gr65" draw:text-style-name="P18" draw:layer="layout" draw:line-skew="-1.579cm" svg:x1="4.98cm" svg:y1="14.611cm" svg:x2="8.754cm" svg:y2="19.615cm" draw:end-shape="id27" draw:end-glue-point="10" svg:d="M4980 14611h-30v5004h3804" svg:viewBox="0 0 3805 5005">
          <text:p/>
        </draw:connector>
        <draw:connector draw:style-name="gr65" draw:text-style-name="P18" draw:layer="layout" svg:x1="5.891cm" svg:y1="15.684cm" svg:x2="10.077cm" svg:y2="20.09cm" draw:end-shape="id27" draw:end-glue-point="7" svg:d="M5891 15684v4992h4186v-586" svg:viewBox="0 0 4187 4993">
          <text:p/>
        </draw:connector>
        <draw:connector draw:style-name="gr65" draw:text-style-name="P18" draw:layer="layout" draw:line-skew="0cm -0.462cm -0.299cm" svg:x1="11.276cm" svg:y1="13.566cm" svg:x2="2.8cm" svg:y2="18.951cm" draw:start-shape="id21" draw:start-glue-point="8" draw:end-shape="id30" draw:end-glue-point="4" svg:d="M11276 13566h776v2959h-10052v2426h800" svg:viewBox="0 0 10053 5386">
          <text:p/>
        </draw:connector>
        <draw:g xml:id="id34" draw:id="id34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66" draw:text-style-name="P1" xml:id="id31" draw:id="id31" draw:layer="layout" svg:width="2.499cm" svg:height="2.125cm" svg:x="8.779cm" svg:y="22.758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7" draw:text-style-name="P3" draw:layer="layout" svg:width="1.075cm" svg:height="0.569cm" svg:x="9.535cm" svg:y="24.408cm">
            <draw:text-box>
              <text:p text:style-name="P2"><text:span text:style-name="T1">RST</text:span></text:p>
            </draw:text-box>
          </draw:frame>
          <draw:frame draw:style-name="gr68" draw:text-style-name="P3" draw:layer="layout" svg:width="1.074cm" svg:height="0.569cm" svg:x="8.579cm" svg:y="22.673cm">
            <draw:text-box>
              <text:p text:style-name="P2"><text:span text:style-name="T1">load</text:span></text:p>
            </draw:text-box>
          </draw:frame>
          <draw:frame draw:style-name="gr69" draw:text-style-name="P3" draw:layer="layout" svg:width="0.824cm" svg:height="0.569cm" svg:x="8.603cm" svg:y="23.643cm">
            <draw:text-box>
              <text:p text:style-name="P2"><text:span text:style-name="T1">en</text:span></text:p>
            </draw:text-box>
          </draw:frame>
          <draw:frame draw:style-name="gr70" draw:text-style-name="P3" draw:layer="layout" svg:width="1.675cm" svg:height="0.569cm" svg:x="8.603cm" svg:y="23.072cm">
            <draw:text-box>
              <text:p text:style-name="P2"><text:span text:style-name="T1">loadData</text:span></text:p>
            </draw:text-box>
          </draw:frame>
          <draw:connector draw:style-name="gr71" draw:text-style-name="P9" draw:layer="layout" draw:type="line" svg:x1="8.779cm" svg:y1="24.687cm" svg:x2="9.154cm" svg:y2="24.411cm" draw:start-shape="id31" draw:start-glue-point="5" draw:end-shape="id31" draw:end-glue-point="4" svg:d="M8779 24687l375-276" svg:viewBox="0 0 376 277">
            <text:p/>
          </draw:connector>
          <draw:connector draw:style-name="gr72" draw:text-style-name="P9" draw:layer="layout" draw:type="line" svg:x1="8.779cm" svg:y1="24.186cm" svg:x2="9.154cm" svg:y2="24.411cm" draw:start-shape="id31" draw:start-glue-point="6" draw:end-shape="id31" draw:end-glue-point="4" svg:d="M8779 24186l375 225" svg:viewBox="0 0 376 226">
            <text:p/>
          </draw:connector>
          <draw:frame draw:style-name="gr73" draw:text-style-name="P3" draw:layer="layout" svg:width="1.275cm" svg:height="0.569cm" svg:x="10.153cm" svg:y="22.662cm">
            <draw:text-box>
              <text:p text:style-name="P2"><text:span text:style-name="T1">count</text:span></text:p>
            </draw:text-box>
          </draw:frame>
          <draw:frame draw:style-name="gr74" draw:text-style-name="P3" draw:layer="layout" svg:width="1.425cm" svg:height="0.569cm" svg:x="10.128cm" svg:y="23.068cm">
            <draw:text-box>
              <text:p text:style-name="P2"><text:span text:style-name="T1">atMax</text:span></text:p>
            </draw:text-box>
          </draw:frame>
          <draw:frame draw:style-name="gr75" draw:text-style-name="P10" draw:layer="layout" svg:width="1.875cm" svg:height="0.645cm" svg:x="8.578cm" svg:y="22.167cm">
            <draw:text-box>
              <text:p text:style-name="P2"><text:span text:style-name="T3">contador</text:span></text:p>
            </draw:text-box>
          </draw:frame>
        </draw:g>
        <draw:frame draw:style-name="gr76" draw:text-style-name="P14" draw:layer="layout" svg:width="2.5cm" svg:height="0.645cm" svg:x="9.503cm" svg:y="23.934cm">
          <draw:text-box>
            <text:p text:style-name="P2"><text:span text:style-name="T5">MAX = 9</text:span></text:p>
          </draw:text-box>
        </draw:frame>
        <draw:frame draw:style-name="gr20" draw:text-style-name="P6" xml:id="id32" draw:id="id32" draw:layer="layout" svg:width="0.325cm" svg:height="0.569cm" svg:x="7.376cm" svg:y="22.66cm">
          <draw:text-box>
            <text:p text:style-name="P5"><text:span text:style-name="T2">0</text:span></text:p>
          </draw:text-box>
        </draw:frame>
        <draw:connector draw:style-name="gr21" draw:text-style-name="P4" draw:layer="layout" svg:x1="7.701cm" svg:y1="22.944cm" svg:x2="8.779cm" svg:y2="22.943cm" draw:start-shape="id32" draw:start-glue-point="1" svg:d="M7701 22944h789v-1h289" svg:viewBox="0 0 1079 2">
          <text:p/>
        </draw:connector>
        <draw:connector draw:style-name="gr21" draw:text-style-name="P4" draw:layer="layout" svg:x1="7.701cm" svg:y1="23.369cm" svg:x2="8.779cm" svg:y2="23.368cm" draw:start-shape="id33" draw:start-glue-point="1" svg:d="M7701 23369h789v-1h289" svg:viewBox="0 0 1079 2">
          <text:p/>
        </draw:connector>
        <draw:frame draw:style-name="gr20" draw:text-style-name="P6" xml:id="id33" draw:id="id33" draw:layer="layout" svg:width="0.325cm" svg:height="0.569cm" svg:x="7.376cm" svg:y="23.085cm">
          <draw:text-box>
            <text:p text:style-name="P5"><text:span text:style-name="T2">0</text:span></text:p>
          </draw:text-box>
        </draw:frame>
        <draw:custom-shape draw:style-name="gr47" draw:text-style-name="P4" xml:id="id35" draw:id="id35" draw:layer="layout" svg:width="3.125cm" svg:height="3.225cm" svg:x="14.901cm" svg:y="22.0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1cm" svg:height="0.569cm" svg:x="14.676cm" svg:y="23.359cm">
          <draw:text-box>
            <text:p text:style-name="P5"><text:span text:style-name="T2">BCD</text:span></text:p>
          </draw:text-box>
        </draw:frame>
        <draw:frame draw:style-name="gr48" draw:text-style-name="P16" draw:layer="layout" svg:width="2.825cm" svg:height="3.375cm" svg:x="15.801cm" svg:y="21.978cm">
          <draw:text-box>
            <text:p text:style-name="P15"><text:span text:style-name="T6">0 - 1000000</text:span></text:p>
            <text:p text:style-name="P15"><text:span text:style-name="T6">1 - 1111001</text:span></text:p>
            <text:p text:style-name="P15"><text:span text:style-name="T6">2 - 0100100</text:span></text:p>
            <text:p text:style-name="P15"><text:span text:style-name="T6">3 - 0110000</text:span></text:p>
            <text:p text:style-name="P15"><text:span text:style-name="T6">4 - 0011001</text:span></text:p>
            <text:p text:style-name="P15"><text:span text:style-name="T6">5 - 0010010</text:span></text:p>
            <text:p text:style-name="P15"><text:span text:style-name="T6">6 - 0000010</text:span></text:p>
            <text:p text:style-name="P15"><text:span text:style-name="T6">7 - 1111000</text:span></text:p>
            <text:p text:style-name="P15"><text:span text:style-name="T6">8 - 0000000</text:span></text:p>
            <text:p text:style-name="P15"><text:span text:style-name="T6">9 - 0010000</text:span></text:p>
            <text:p text:style-name="P15"><text:span text:style-name="T6">U - 1111111</text:span></text:p>
          </draw:text-box>
        </draw:frame>
        <draw:connector draw:style-name="gr49" draw:text-style-name="P4" draw:layer="layout" svg:x1="11.277cm" svg:y1="22.968cm" svg:x2="14.901cm" svg:y2="23.64cm" draw:start-shape="id34" draw:start-glue-point="9" draw:end-shape="id35" svg:d="M11277 22968h1949v672h1675" svg:viewBox="0 0 3625 673">
          <text:p/>
        </draw:connector>
        <draw:line draw:style-name="gr6" draw:text-style-name="P4" draw:layer="layout" svg:x1="13.926cm" svg:y1="23.753cm" svg:x2="14.176cm" svg:y2="23.503cm">
          <text:p/>
        </draw:line>
        <draw:frame draw:style-name="gr8" draw:text-style-name="P6" draw:layer="layout" svg:width="0.45cm" svg:height="0.569cm" svg:x="13.676cm" svg:y="23.203cm">
          <draw:text-box>
            <text:p text:style-name="P5"><text:span text:style-name="T2">4</text:span></text:p>
          </draw:text-box>
        </draw:frame>
        <draw:frame draw:style-name="gr50" draw:text-style-name="P17" draw:layer="layout" svg:width="0.275cm" svg:height="0.2cm" svg:x="18.251cm" svg:y="22.678cm">
          <draw:text-box>
            <text:p/>
          </draw:text-box>
        </draw:frame>
        <draw:frame draw:style-name="gr51" draw:text-style-name="P12" xml:id="id36" draw:id="id36" draw:layer="layout" svg:width="1.421cm" svg:height="0.645cm" svg:x="19.438cm" svg:y="23.315cm">
          <draw:text-box>
            <text:p><text:span text:style-name="T4">HEX2</text:span></text:p>
          </draw:text-box>
        </draw:frame>
        <draw:connector draw:style-name="gr21" draw:text-style-name="P4" draw:layer="layout" svg:x1="18.026cm" svg:y1="23.64cm" svg:x2="19.438cm" svg:y2="23.637cm" draw:start-shape="id35" draw:start-glue-point="1" draw:end-shape="id36" draw:end-glue-point="3" svg:d="M18026 23640h706v-3h706" svg:viewBox="0 0 1413 4">
          <text:p/>
        </draw:connector>
        <draw:line draw:style-name="gr6" draw:text-style-name="P4" draw:layer="layout" svg:x1="18.426cm" svg:y1="23.728cm" svg:x2="18.651cm" svg:y2="23.503cm">
          <text:p/>
        </draw:line>
        <draw:frame draw:style-name="gr52" draw:text-style-name="P6" draw:layer="layout" svg:width="0.35cm" svg:height="0.569cm" svg:x="18.251cm" svg:y="23.203cm">
          <draw:text-box>
            <text:p text:style-name="P5"><text:span text:style-name="T2">7</text:span></text:p>
          </draw:text-box>
        </draw:frame>
        <draw:path draw:style-name="gr64" draw:text-style-name="P18" xml:id="id37" draw:id="id37" draw:layer="layout" svg:width="1.387cm" svg:height="0.674cm" svg:x="2.8cm" svg:y="23.601cm" svg:viewBox="0 0 1388 675" svg:d="M0 0h954c80 0 148 14 217 45s118 70 158 124 59 106 59 169c0 62-19 114-59 168s-89 93-158 124-137 45-217 45h-954z">
          <draw:glue-point draw:id="4" svg:x="-5cm" svg:y="-2.77cm"/>
          <draw:glue-point draw:id="5" svg:x="-5cm" svg:y="2.785cm"/>
          <text:p/>
        </draw:path>
        <draw:connector draw:style-name="gr65" draw:text-style-name="P18" draw:layer="layout" svg:x1="4.188cm" svg:y1="23.938cm" svg:x2="8.779cm" svg:y2="23.941cm" draw:start-shape="id37" draw:start-glue-point="1" draw:end-shape="id34" draw:end-glue-point="6" svg:d="M4188 23938h2195v3h2396" svg:viewBox="0 0 4592 4">
          <text:p/>
        </draw:connector>
        <draw:g xml:id="id41" draw:id="id41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77" draw:text-style-name="P1" xml:id="id38" draw:id="id38" draw:layer="layout" svg:width="2.499cm" svg:height="2.125cm" svg:x="8.779cm" svg:y="27.558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8" draw:text-style-name="P3" draw:layer="layout" svg:width="1.075cm" svg:height="0.569cm" svg:x="9.535cm" svg:y="29.208cm">
            <draw:text-box>
              <text:p text:style-name="P2"><text:span text:style-name="T1">RST</text:span></text:p>
            </draw:text-box>
          </draw:frame>
          <draw:frame draw:style-name="gr79" draw:text-style-name="P3" draw:layer="layout" svg:width="1.074cm" svg:height="0.569cm" svg:x="8.579cm" svg:y="27.473cm">
            <draw:text-box>
              <text:p text:style-name="P2"><text:span text:style-name="T1">load</text:span></text:p>
            </draw:text-box>
          </draw:frame>
          <draw:frame draw:style-name="gr80" draw:text-style-name="P3" draw:layer="layout" svg:width="0.824cm" svg:height="0.569cm" svg:x="8.603cm" svg:y="28.443cm">
            <draw:text-box>
              <text:p text:style-name="P2"><text:span text:style-name="T1">en</text:span></text:p>
            </draw:text-box>
          </draw:frame>
          <draw:frame draw:style-name="gr81" draw:text-style-name="P3" draw:layer="layout" svg:width="1.675cm" svg:height="0.569cm" svg:x="8.603cm" svg:y="27.872cm">
            <draw:text-box>
              <text:p text:style-name="P2"><text:span text:style-name="T1">loadData</text:span></text:p>
            </draw:text-box>
          </draw:frame>
          <draw:connector draw:style-name="gr82" draw:text-style-name="P9" draw:layer="layout" draw:type="line" svg:x1="8.779cm" svg:y1="29.487cm" svg:x2="9.154cm" svg:y2="29.211cm" draw:start-shape="id38" draw:start-glue-point="5" draw:end-shape="id38" draw:end-glue-point="4" svg:d="M8779 29487l375-276" svg:viewBox="0 0 376 277">
            <text:p/>
          </draw:connector>
          <draw:connector draw:style-name="gr83" draw:text-style-name="P9" draw:layer="layout" draw:type="line" svg:x1="8.779cm" svg:y1="28.986cm" svg:x2="9.154cm" svg:y2="29.211cm" draw:start-shape="id38" draw:start-glue-point="6" draw:end-shape="id38" draw:end-glue-point="4" svg:d="M8779 28986l375 225" svg:viewBox="0 0 376 226">
            <text:p/>
          </draw:connector>
          <draw:frame draw:style-name="gr84" draw:text-style-name="P3" draw:layer="layout" svg:width="1.275cm" svg:height="0.569cm" svg:x="10.153cm" svg:y="27.462cm">
            <draw:text-box>
              <text:p text:style-name="P2"><text:span text:style-name="T1">count</text:span></text:p>
            </draw:text-box>
          </draw:frame>
          <draw:frame draw:style-name="gr85" draw:text-style-name="P3" draw:layer="layout" svg:width="1.425cm" svg:height="0.569cm" svg:x="10.128cm" svg:y="27.868cm">
            <draw:text-box>
              <text:p text:style-name="P2"><text:span text:style-name="T1">atMax</text:span></text:p>
            </draw:text-box>
          </draw:frame>
          <draw:frame draw:style-name="gr86" draw:text-style-name="P10" draw:layer="layout" svg:width="1.875cm" svg:height="0.645cm" svg:x="8.578cm" svg:y="26.967cm">
            <draw:text-box>
              <text:p text:style-name="P2"><text:span text:style-name="T3">contador</text:span></text:p>
            </draw:text-box>
          </draw:frame>
        </draw:g>
        <draw:frame draw:style-name="gr87" draw:text-style-name="P14" draw:layer="layout" svg:width="2.5cm" svg:height="0.645cm" svg:x="9.503cm" svg:y="28.734cm">
          <draw:text-box>
            <text:p text:style-name="P2"><text:span text:style-name="T5">MAX = 9</text:span></text:p>
          </draw:text-box>
        </draw:frame>
        <draw:frame draw:style-name="gr20" draw:text-style-name="P6" xml:id="id39" draw:id="id39" draw:layer="layout" svg:width="0.325cm" svg:height="0.569cm" svg:x="7.376cm" svg:y="27.46cm">
          <draw:text-box>
            <text:p text:style-name="P5"><text:span text:style-name="T2">0</text:span></text:p>
          </draw:text-box>
        </draw:frame>
        <draw:connector draw:style-name="gr21" draw:text-style-name="P4" draw:layer="layout" svg:x1="7.701cm" svg:y1="27.744cm" svg:x2="8.779cm" svg:y2="27.743cm" draw:start-shape="id39" draw:start-glue-point="1" svg:d="M7701 27744h789v-1h289" svg:viewBox="0 0 1079 2">
          <text:p/>
        </draw:connector>
        <draw:connector draw:style-name="gr21" draw:text-style-name="P4" draw:layer="layout" svg:x1="7.701cm" svg:y1="28.169cm" svg:x2="8.779cm" svg:y2="28.168cm" draw:start-shape="id40" draw:start-glue-point="1" svg:d="M7701 28169h789v-1h289" svg:viewBox="0 0 1079 2">
          <text:p/>
        </draw:connector>
        <draw:frame draw:style-name="gr20" draw:text-style-name="P6" xml:id="id40" draw:id="id40" draw:layer="layout" svg:width="0.325cm" svg:height="0.569cm" svg:x="7.376cm" svg:y="27.885cm">
          <draw:text-box>
            <text:p text:style-name="P5"><text:span text:style-name="T2">0</text:span></text:p>
          </draw:text-box>
        </draw:frame>
        <draw:custom-shape draw:style-name="gr47" draw:text-style-name="P4" xml:id="id42" draw:id="id42" draw:layer="layout" svg:width="3.125cm" svg:height="3.225cm" svg:x="14.901cm" svg:y="26.8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1cm" svg:height="0.569cm" svg:x="14.676cm" svg:y="28.159cm">
          <draw:text-box>
            <text:p text:style-name="P5"><text:span text:style-name="T2">BCD</text:span></text:p>
          </draw:text-box>
        </draw:frame>
        <draw:frame draw:style-name="gr48" draw:text-style-name="P16" draw:layer="layout" svg:width="2.825cm" svg:height="3.375cm" svg:x="15.801cm" svg:y="26.778cm">
          <draw:text-box>
            <text:p text:style-name="P15"><text:span text:style-name="T6">0 - 1000000</text:span></text:p>
            <text:p text:style-name="P15"><text:span text:style-name="T6">1 - 1111001</text:span></text:p>
            <text:p text:style-name="P15"><text:span text:style-name="T6">2 - 0100100</text:span></text:p>
            <text:p text:style-name="P15"><text:span text:style-name="T6">3 - 0110000</text:span></text:p>
            <text:p text:style-name="P15"><text:span text:style-name="T6">4 - 0011001</text:span></text:p>
            <text:p text:style-name="P15"><text:span text:style-name="T6">5 - 0010010</text:span></text:p>
            <text:p text:style-name="P15"><text:span text:style-name="T6">6 - 0000010</text:span></text:p>
            <text:p text:style-name="P15"><text:span text:style-name="T6">7 - 1111000</text:span></text:p>
            <text:p text:style-name="P15"><text:span text:style-name="T6">8 - 0000000</text:span></text:p>
            <text:p text:style-name="P15"><text:span text:style-name="T6">9 - 0010000</text:span></text:p>
            <text:p text:style-name="P15"><text:span text:style-name="T6">U - 1111111</text:span></text:p>
          </draw:text-box>
        </draw:frame>
        <draw:connector draw:style-name="gr49" draw:text-style-name="P4" draw:layer="layout" svg:x1="11.277cm" svg:y1="27.768cm" svg:x2="14.901cm" svg:y2="28.44cm" draw:start-shape="id41" draw:start-glue-point="9" draw:end-shape="id42" svg:d="M11277 27768h1949v672h1675" svg:viewBox="0 0 3625 673">
          <text:p/>
        </draw:connector>
        <draw:line draw:style-name="gr6" draw:text-style-name="P4" draw:layer="layout" svg:x1="13.926cm" svg:y1="28.553cm" svg:x2="14.176cm" svg:y2="28.303cm">
          <text:p/>
        </draw:line>
        <draw:frame draw:style-name="gr8" draw:text-style-name="P6" draw:layer="layout" svg:width="0.45cm" svg:height="0.569cm" svg:x="13.676cm" svg:y="28.003cm">
          <draw:text-box>
            <text:p text:style-name="P5"><text:span text:style-name="T2">4</text:span></text:p>
          </draw:text-box>
        </draw:frame>
        <draw:frame draw:style-name="gr50" draw:text-style-name="P17" draw:layer="layout" svg:width="0.275cm" svg:height="0.2cm" svg:x="18.251cm" svg:y="27.478cm">
          <draw:text-box>
            <text:p/>
          </draw:text-box>
        </draw:frame>
        <draw:frame draw:style-name="gr51" draw:text-style-name="P12" xml:id="id43" draw:id="id43" draw:layer="layout" svg:width="1.421cm" svg:height="0.645cm" svg:x="19.438cm" svg:y="28.115cm">
          <draw:text-box>
            <text:p><text:span text:style-name="T4">HEX3</text:span></text:p>
          </draw:text-box>
        </draw:frame>
        <draw:connector draw:style-name="gr21" draw:text-style-name="P4" draw:layer="layout" svg:x1="18.026cm" svg:y1="28.44cm" svg:x2="19.438cm" svg:y2="28.437cm" draw:start-shape="id42" draw:start-glue-point="1" draw:end-shape="id43" draw:end-glue-point="3" svg:d="M18026 28440h706v-3h706" svg:viewBox="0 0 1413 4">
          <text:p/>
        </draw:connector>
        <draw:line draw:style-name="gr6" draw:text-style-name="P4" draw:layer="layout" svg:x1="18.426cm" svg:y1="28.528cm" svg:x2="18.651cm" svg:y2="28.303cm">
          <text:p/>
        </draw:line>
        <draw:frame draw:style-name="gr52" draw:text-style-name="P6" draw:layer="layout" svg:width="0.35cm" svg:height="0.569cm" svg:x="18.351cm" svg:y="28.003cm">
          <draw:text-box>
            <text:p text:style-name="P5"><text:span text:style-name="T2">7</text:span></text:p>
          </draw:text-box>
        </draw:frame>
        <draw:path draw:style-name="gr64" draw:text-style-name="P18" xml:id="id44" draw:id="id44" draw:layer="layout" svg:width="1.387cm" svg:height="0.674cm" svg:x="2.8cm" svg:y="28.401cm" svg:viewBox="0 0 1388 675" svg:d="M0 0h954c80 0 148 14 217 45s118 70 158 124 59 106 59 169c0 62-19 114-59 168s-89 93-158 124-137 45-217 45h-954z">
          <draw:glue-point draw:id="4" svg:x="-5cm" svg:y="-2.77cm"/>
          <draw:glue-point draw:id="5" svg:x="-5cm" svg:y="2.785cm"/>
          <text:p/>
        </draw:path>
        <draw:connector draw:style-name="gr65" draw:text-style-name="P18" draw:layer="layout" svg:x1="4.188cm" svg:y1="28.738cm" svg:x2="8.779cm" svg:y2="28.741cm" draw:start-shape="id44" draw:start-glue-point="1" draw:end-shape="id41" draw:end-glue-point="6" svg:d="M4188 28738h2195v3h2396" svg:viewBox="0 0 4592 4">
          <text:p/>
        </draw:connector>
        <draw:connector draw:style-name="gr65" draw:text-style-name="P18" draw:layer="layout" draw:line-skew="0cm -0.588cm -0.274cm" svg:x1="11.277cm" svg:y1="18.567cm" svg:x2="2.8cm" svg:y2="23.752cm" draw:start-shape="id27" draw:start-glue-point="8" draw:end-shape="id37" draw:end-glue-point="4" svg:d="M11277 18567h776v2733h-10028v2452h775" svg:viewBox="0 0 10029 5186">
          <text:p/>
        </draw:connector>
        <draw:connector draw:style-name="gr65" draw:text-style-name="P18" xml:id="id46" draw:id="id46" draw:layer="layout" draw:line-skew="-0.524cm" svg:x1="4.477cm" svg:y1="20.632cm" svg:x2="2.8cm" svg:y2="24.125cm" draw:end-shape="id37" draw:end-glue-point="5" svg:d="M4477 20632h-2702v3493h1025" svg:viewBox="0 0 2703 3494">
          <text:p/>
        </draw:connector>
        <draw:connector draw:style-name="gr65" draw:text-style-name="P18" draw:layer="layout" draw:line-skew="-1.572cm" svg:x1="4.965cm" svg:y1="19.609cm" svg:x2="8.754cm" svg:y2="24.416cm" draw:end-shape="id34" draw:end-glue-point="10" svg:d="M4965 19609h-15v4807h3804" svg:viewBox="0 0 3805 4808">
          <text:p/>
        </draw:connector>
        <draw:connector draw:style-name="gr65" draw:text-style-name="P18" draw:layer="layout" draw:line-skew="-1.572cm" svg:x1="4.965cm" svg:y1="24.415cm" svg:x2="8.754cm" svg:y2="29.216cm" draw:end-shape="id41" draw:end-glue-point="10" svg:d="M4965 24415h-15v4801h3804" svg:viewBox="0 0 3805 4802">
          <text:p/>
        </draw:connector>
        <draw:connector draw:style-name="gr65" draw:text-style-name="P18" draw:layer="layout" svg:x1="5.891cm" svg:y1="20.682cm" svg:x2="10.077cm" svg:y2="24.891cm" draw:end-shape="id34" draw:end-glue-point="7" svg:d="M5891 20682v4795h4186v-586" svg:viewBox="0 0 4187 4796">
          <text:p/>
        </draw:connector>
        <draw:connector draw:style-name="gr65" draw:text-style-name="P18" draw:layer="layout" svg:x1="5.891cm" svg:y1="25.503cm" svg:x2="10.077cm" svg:y2="29.691cm" draw:end-shape="id41" draw:end-glue-point="7" svg:d="M5891 25503v4774h4186v-586" svg:viewBox="0 0 4187 4775">
          <text:p/>
        </draw:connector>
        <draw:connector draw:style-name="gr65" draw:text-style-name="P18" draw:layer="layout" draw:line-skew="0cm -0.664cm -0.124cm" svg:x1="11.277cm" svg:y1="23.368cm" svg:x2="2.8cm" svg:y2="28.552cm" draw:start-shape="id34" draw:start-glue-point="8" draw:end-shape="id44" draw:end-glue-point="4" svg:d="M11277 23368h776v2657h-9878v2527h625" svg:viewBox="0 0 9879 5185">
          <text:p/>
        </draw:connector>
        <draw:connector draw:style-name="gr65" draw:text-style-name="P18" draw:layer="layout" draw:line-skew="-0.399cm" svg:x1="3.026cm" svg:y1="25.141cm" svg:x2="2.8cm" svg:y2="28.925cm" draw:start-shape="id45" draw:start-glue-point="2" draw:end-shape="id44" draw:end-glue-point="5" svg:d="M3026 25141h-1126v3784h900" svg:viewBox="0 0 1127 3785">
          <text:p/>
        </draw:connector>
        <draw:connector draw:style-name="gr88" draw:text-style-name="P19" xml:id="id45" draw:id="id45" draw:layer="layout" draw:line-skew="-0.138cm" svg:x1="3.026cm" svg:y1="25.141cm" svg:x2="4.188cm" svg:y2="23.938cm" draw:end-shape="id37" draw:end-glue-point="1" svg:d="M3026 25141h1524v-1203h-362" svg:viewBox="0 0 1525 1204">
          <text:p/>
        </draw:connector>
        <draw:connector draw:style-name="gr65" draw:text-style-name="P18" draw:layer="layout" draw:line-skew="-0.245cm" svg:x1="1.79cm" svg:y1="14.141cm" svg:x2="2.8cm" svg:y2="19.324cm" draw:end-shape="id30" draw:end-glue-point="5" svg:d="M1790 14141h10v5183h1000" svg:viewBox="0 0 1011 5184">
          <text:p/>
        </draw:connector>
        <draw:custom-shape draw:style-name="gr89" draw:text-style-name="P18" draw:layer="layout" svg:width="19.525cm" svg:height="4cm" svg:x="1.45cm" svg:y="11.975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2.75cm" svg:height="0.7cm" svg:x="19.65cm" svg:y="15.35cm">
          <draw:text-box>
            <text:p text:style-name="P11"><text:span text:style-name="T4">Cifra 1</text:span></text:p>
          </draw:text-box>
        </draw:frame>
        <draw:custom-shape draw:style-name="gr90" draw:text-style-name="P18" draw:layer="layout" svg:width="19.525cm" svg:height="4.2cm" svg:x="1.45cm" svg:y="16.7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19.525cm" svg:height="4.2cm" svg:x="1.45cm" svg:y="16.7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19.525cm" svg:height="4.2cm" svg:x="1.45cm" svg:y="21.4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19.525cm" svg:height="4.2cm" svg:x="1.45cm" svg:y="16.7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19.525cm" svg:height="4.2cm" svg:x="1.45cm" svg:y="16.7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8" draw:layer="layout" svg:width="19.525cm" svg:height="4.2cm" svg:x="1.45cm" svg:y="26.275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2.75cm" svg:height="0.7cm" svg:x="19.65cm" svg:y="20.35cm">
          <draw:text-box>
            <text:p text:style-name="P11"><text:span text:style-name="T4">Cifra 2</text:span></text:p>
          </draw:text-box>
        </draw:frame>
        <draw:frame draw:style-name="gr30" draw:text-style-name="P12" draw:layer="layout" svg:width="2.75cm" svg:height="0.7cm" svg:x="19.65cm" svg:y="25.05cm">
          <draw:text-box>
            <text:p text:style-name="P11"><text:span text:style-name="T4">Cifra 3</text:span></text:p>
          </draw:text-box>
        </draw:frame>
        <draw:frame draw:style-name="gr30" draw:text-style-name="P12" draw:layer="layout" svg:width="2.75cm" svg:height="0.7cm" svg:x="19.65cm" svg:y="29.85cm">
          <draw:text-box>
            <text:p text:style-name="P11"><text:span text:style-name="T4">Cifra 4</text:span></text:p>
          </draw:text-box>
        </draw:frame>
        <draw:connector draw:style-name="gr88" draw:text-style-name="P19" draw:layer="layout" draw:line-skew="-0.503cm" svg:x1="4.188cm" svg:y1="19.137cm" svg:x2="4.477cm" svg:y2="20.632cm" draw:start-shape="id30" draw:start-glue-point="1" draw:end-shape="id46" draw:end-glue-point="2" svg:d="M4188 19137h287v1495h2" svg:viewBox="0 0 290 1496">
          <text:p/>
        </draw:connector>
        <draw:frame draw:style-name="gr51" draw:text-style-name="P21" xml:id="id48" draw:id="id48" draw:layer="layout" svg:width="1.421cm" svg:height="0.645cm" svg:x="19.938cm" svg:y="1.814cm">
          <draw:text-box>
            <text:p text:style-name="P20"><text:span text:style-name="T4">HEX4</text:span></text:p>
          </draw:text-box>
        </draw:frame>
        <draw:frame draw:style-name="gr91" draw:text-style-name="P21" xml:id="id47" draw:id="id47" draw:layer="layout" svg:width="1.725cm" svg:height="0.645cm" svg:x="17.25cm" svg:y="1.815cm">
          <draw:text-box>
            <text:p text:style-name="P20"><text:span text:style-name="T4">1111111</text:span></text:p>
          </draw:text-box>
        </draw:frame>
        <draw:connector draw:style-name="gr65" draw:text-style-name="P18" draw:layer="layout" svg:x1="18.975cm" svg:y1="2.137cm" svg:x2="19.938cm" svg:y2="2.136cm" draw:start-shape="id47" draw:start-glue-point="1" draw:end-shape="id48" draw:end-glue-point="3" svg:d="M18975 2137h482v-1h481" svg:viewBox="0 0 964 2">
          <text:p/>
        </draw:connector>
        <draw:frame draw:style-name="gr51" draw:text-style-name="P21" xml:id="id50" draw:id="id50" draw:layer="layout" svg:width="1.421cm" svg:height="0.645cm" svg:x="19.939cm" svg:y="2.414cm">
          <draw:text-box>
            <text:p text:style-name="P20"><text:span text:style-name="T4">HEX5</text:span></text:p>
          </draw:text-box>
        </draw:frame>
        <draw:frame draw:style-name="gr91" draw:text-style-name="P21" xml:id="id49" draw:id="id49" draw:layer="layout" svg:width="1.725cm" svg:height="0.645cm" svg:x="17.251cm" svg:y="2.415cm">
          <draw:text-box>
            <text:p text:style-name="P20"><text:span text:style-name="T4">1111111</text:span></text:p>
          </draw:text-box>
        </draw:frame>
        <draw:connector draw:style-name="gr65" draw:text-style-name="P18" draw:layer="layout" svg:x1="18.976cm" svg:y1="2.737cm" svg:x2="19.939cm" svg:y2="2.736cm" draw:start-shape="id49" draw:start-glue-point="1" draw:end-shape="id50" draw:end-glue-point="3" svg:d="M18976 2737h482v-1h481" svg:viewBox="0 0 964 2">
          <text:p/>
        </draw:connector>
        <draw:frame draw:style-name="gr51" draw:text-style-name="P21" xml:id="id52" draw:id="id52" draw:layer="layout" svg:width="1.421cm" svg:height="0.645cm" svg:x="19.94cm" svg:y="3.014cm">
          <draw:text-box>
            <text:p text:style-name="P20"><text:span text:style-name="T4">HEX6</text:span></text:p>
          </draw:text-box>
        </draw:frame>
        <draw:frame draw:style-name="gr91" draw:text-style-name="P21" xml:id="id51" draw:id="id51" draw:layer="layout" svg:width="1.725cm" svg:height="0.645cm" svg:x="17.252cm" svg:y="3.015cm">
          <draw:text-box>
            <text:p text:style-name="P20"><text:span text:style-name="T4">1111111</text:span></text:p>
          </draw:text-box>
        </draw:frame>
        <draw:connector draw:style-name="gr65" draw:text-style-name="P18" draw:layer="layout" svg:x1="18.977cm" svg:y1="3.337cm" svg:x2="19.94cm" svg:y2="3.336cm" draw:start-shape="id51" draw:start-glue-point="1" draw:end-shape="id52" draw:end-glue-point="3" svg:d="M18977 3337h482v-1h481" svg:viewBox="0 0 964 2">
          <text:p/>
        </draw:connector>
        <draw:frame draw:style-name="gr51" draw:text-style-name="P21" xml:id="id54" draw:id="id54" draw:layer="layout" svg:width="1.421cm" svg:height="0.645cm" svg:x="19.941cm" svg:y="3.614cm">
          <draw:text-box>
            <text:p text:style-name="P20"><text:span text:style-name="T4">HEX7</text:span></text:p>
          </draw:text-box>
        </draw:frame>
        <draw:frame draw:style-name="gr91" draw:text-style-name="P21" xml:id="id53" draw:id="id53" draw:layer="layout" svg:width="1.725cm" svg:height="0.645cm" svg:x="17.253cm" svg:y="3.615cm">
          <draw:text-box>
            <text:p text:style-name="P20"><text:span text:style-name="T4">1111111</text:span></text:p>
          </draw:text-box>
        </draw:frame>
        <draw:connector draw:style-name="gr65" draw:text-style-name="P18" draw:layer="layout" svg:x1="18.978cm" svg:y1="3.937cm" svg:x2="19.941cm" svg:y2="3.936cm" draw:start-shape="id53" draw:start-glue-point="1" draw:end-shape="id54" draw:end-glue-point="3" svg:d="M18978 3937h482v-1h481" svg:viewBox="0 0 964 2">
          <text:p/>
        </draw:connector>
        <draw:line draw:style-name="gr6" draw:text-style-name="P4" draw:layer="layout" svg:x1="19.201cm" svg:y1="2.228cm" svg:x2="19.426cm" svg:y2="2.003cm">
          <text:p/>
        </draw:line>
        <draw:frame draw:style-name="gr52" draw:text-style-name="P6" draw:layer="layout" svg:width="0.35cm" svg:height="0.569cm" svg:x="19.126cm" svg:y="1.703cm">
          <draw:text-box>
            <text:p text:style-name="P5"><text:span text:style-name="T2">7</text:span></text:p>
          </draw:text-box>
        </draw:frame>
        <draw:line draw:style-name="gr6" draw:text-style-name="P4" draw:layer="layout" svg:x1="19.175cm" svg:y1="2.831cm" svg:x2="19.4cm" svg:y2="2.606cm">
          <text:p/>
        </draw:line>
        <draw:frame draw:style-name="gr52" draw:text-style-name="P6" draw:layer="layout" svg:width="0.35cm" svg:height="0.569cm" svg:x="19.1cm" svg:y="2.306cm">
          <draw:text-box>
            <text:p text:style-name="P5"><text:span text:style-name="T2">7</text:span></text:p>
          </draw:text-box>
        </draw:frame>
        <draw:line draw:style-name="gr6" draw:text-style-name="P4" draw:layer="layout" svg:x1="19.175cm" svg:y1="3.431cm" svg:x2="19.4cm" svg:y2="3.206cm">
          <text:p/>
        </draw:line>
        <draw:frame draw:style-name="gr52" draw:text-style-name="P6" draw:layer="layout" svg:width="0.35cm" svg:height="0.569cm" svg:x="19.1cm" svg:y="2.906cm">
          <draw:text-box>
            <text:p text:style-name="P5"><text:span text:style-name="T2">7</text:span></text:p>
          </draw:text-box>
        </draw:frame>
        <draw:line draw:style-name="gr6" draw:text-style-name="P4" draw:layer="layout" svg:x1="19.15cm" svg:y1="4.031cm" svg:x2="19.375cm" svg:y2="3.806cm">
          <text:p/>
        </draw:line>
        <draw:frame draw:style-name="gr52" draw:text-style-name="P6" draw:layer="layout" svg:width="0.35cm" svg:height="0.569cm" svg:x="19.075cm" svg:y="3.506cm">
          <draw:text-box>
            <text:p text:style-name="P5"><text:span text:style-name="T2">7</text:span></text:p>
          </draw:text-box>
        </draw:frame>
        <draw:custom-shape draw:style-name="gr92" draw:text-style-name="P18" draw:layer="layout" svg:width="4.25cm" svg:height="3.45cm" svg:x="17.25cm" svg:y="1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2" draw:layer="layout" svg:width="3.95cm" svg:height="1.039cm" svg:x="17.85cm" svg:y="4.2cm">
          <draw:text-box>
            <text:p text:style-name="P11"><text:span text:style-name="T4">Displays de Siete segmetos no usados</text:span></text:p>
          </draw:text-box>
        </draw:frame>
        <draw:frame draw:style-name="gr29" draw:text-style-name="P12" draw:layer="layout" svg:width="2.675cm" svg:height="0.645cm" svg:x="5.802cm" svg:y="6.077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3cm" svg:y="9.778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4cm" svg:y="15.079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5cm" svg:y="20.08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6cm" svg:y="24.881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7cm" svg:y="29.682cm">
          <draw:text-box>
            <text:p text:style-name="P11"><text:span text:style-name="T4">rst</text:span></text:p>
          </draw:text-box>
        </draw:frame>
        <draw:frame draw:style-name="gr29" draw:text-style-name="P12" draw:layer="layout" svg:width="2.675cm" svg:height="0.645cm" svg:x="5.807cm" svg:y="24.882cm">
          <draw:text-box>
            <text:p text:style-name="P11"><text:span text:style-name="T4">rst</text:span></text:p>
          </draw:text-box>
        </draw:frame>
        <draw:frame draw:style-name="gr35" draw:text-style-name="P12" draw:layer="layout" svg:width="2.475cm" svg:height="0.645cm" svg:x="7.241cm" svg:y="9.018cm">
          <draw:text-box>
            <text:p text:style-name="P11"><text:span text:style-name="T4">CLOCK_50</text:span></text:p>
          </draw:text-box>
        </draw:frame>
        <draw:frame draw:style-name="gr35" draw:text-style-name="P12" draw:layer="layout" svg:width="2.475cm" svg:height="0.645cm" svg:x="6.403cm" svg:y="14.478cm">
          <draw:text-box>
            <text:p text:style-name="P11"><text:span text:style-name="T4">CLOCK_50</text:span></text:p>
          </draw:text-box>
        </draw:frame>
        <draw:frame draw:style-name="gr35" draw:text-style-name="P12" draw:layer="layout" svg:width="2.475cm" svg:height="0.645cm" svg:x="6.404cm" svg:y="19.479cm">
          <draw:text-box>
            <text:p text:style-name="P11"><text:span text:style-name="T4">CLOCK_50</text:span></text:p>
          </draw:text-box>
        </draw:frame>
        <draw:frame draw:style-name="gr35" draw:text-style-name="P12" draw:layer="layout" svg:width="2.475cm" svg:height="0.645cm" svg:x="6.405cm" svg:y="24.28cm">
          <draw:text-box>
            <text:p text:style-name="P11"><text:span text:style-name="T4">CLOCK_50</text:span></text:p>
          </draw:text-box>
        </draw:frame>
        <draw:frame draw:style-name="gr35" draw:text-style-name="P12" draw:layer="layout" svg:width="2.475cm" svg:height="0.645cm" svg:x="6.406cm" svg:y="29.081cm">
          <draw:text-box>
            <text:p text:style-name="P11"><text:span text:style-name="T4">CLOCK_50</text:span></text:p>
          </draw:text-box>
        </draw:frame>
        <draw:frame draw:style-name="gr35" draw:text-style-name="P12" draw:layer="layout" svg:width="2.475cm" svg:height="0.645cm" svg:x="7.242cm" svg:y="5.319cm">
          <draw:text-box>
            <text:p text:style-name="P11"><text:span text:style-name="T4">CLOCK_50</text:span></text:p>
          </draw:text-box>
        </draw:frame>
        <draw:frame draw:style-name="gr29" draw:text-style-name="P12" draw:layer="layout" svg:width="2.675cm" svg:height="0.645cm" svg:x="6.405cm" svg:y="13.68cm">
          <draw:text-box>
            <text:p text:style-name="P11"><text:span text:style-name="T4">d0en</text:span></text:p>
          </draw:text-box>
        </draw:frame>
        <draw:frame draw:style-name="gr29" draw:text-style-name="P12" draw:layer="layout" svg:width="2.675cm" svg:height="0.645cm" svg:x="6.406cm" svg:y="18.681cm">
          <draw:text-box>
            <text:p text:style-name="P11"><text:span text:style-name="T4">d1en</text:span></text:p>
          </draw:text-box>
        </draw:frame>
        <draw:frame draw:style-name="gr29" draw:text-style-name="P12" draw:layer="layout" svg:width="2.675cm" svg:height="0.645cm" svg:x="6.407cm" svg:y="23.382cm">
          <draw:text-box>
            <text:p text:style-name="P11"><text:span text:style-name="T4">d2en</text:span></text:p>
          </draw:text-box>
        </draw:frame>
        <draw:frame draw:style-name="gr29" draw:text-style-name="P12" draw:layer="layout" svg:width="2.675cm" svg:height="0.645cm" svg:x="6.408cm" svg:y="28.283cm">
          <draw:text-box>
            <text:p text:style-name="P11"><text:span text:style-name="T4">d3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14:45:59.291000000</meta:creation-date>
    <dc:date>2018-04-15T16:51:46.494000000</dc:date>
    <meta:editing-duration>PT40M41S</meta:editing-duration>
    <meta:editing-cycles>6</meta:editing-cycles>
    <meta:generator>LibreOffice/5.0.4.2$Windows_x86 LibreOffice_project/2b9802c1994aa0b7dc6079e128979269cf95bc78</meta:generator>
    <meta:document-statistic meta:object-count="244"/>
  </office:meta>
</office:document-meta>
</file>